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  <text:p text:style-name="P1">the secrets of the under ground</text:p>
      <text:p text:style-name="P1"/>
      <text:p text:style-name="P2">ha ha ha ha</text:p>
      <text:p text:style-name="P2"/>
      <text:p text:style-name="P2">I woke up it was the middle of the night I looked at my clock it was</text:p>
      <text:p text:style-name="P2"/>
      <text:p text:style-name="P2"><text:s/>11:00 I thought I herd something my baby sister Alexei was sleeping</text:p>
      <text:p text:style-name="P2"/>
      <text:p text:style-name="P2"><text:s/>and also my two sisters </text:p>
      <text:p text:style-name="P2"/>
      <text:p text:style-name="P2">I heard that sound HA HA HA</text:p>
      <text:p text:style-name="P2"/>
      <text:p text:style-name="P2">I walk down stairs with my flashlight in my hand HA HA HA</text:p>
      <text:p text:style-name="P2"/>
      <text:p text:style-name="P2">I quickly turned off my flash light off I looked and saw a lady </text:p>
      <text:p text:style-name="P2"/>
      <text:p text:style-name="P2">she was in black she said something “well you tried to stop me. You</text:p>
      <text:p text:style-name="P2"/>
      <text:p text:style-name="P2"><text:s/>fools thinking too stop the most powerful zombie in the world well</text:p>
      <text:p text:style-name="P2"/>
      <text:p text:style-name="P2"><text:s/>you were wrong [little laugh] <text:s/>DEAD wrong get it because</text:p>
      <text:p text:style-name="P2"/>
      <text:p text:style-name="P2"><text:s/>I'm dead get it . Aww mottles soon as I get rid of that doctor who</text:p>
      <text:p text:style-name="P2"/>
      <text:p text:style-name="P2"><text:s/>knows my weakness. There will be no one in the world to stop me” </text:p>
      <text:p text:style-name="P2"/>
      <text:p text:style-name="P2">Then I saw a lady in the back tied up “ how will you git that much of </text:p>
      <text:p text:style-name="P2"/>
      <text:p text:style-name="P2">an army” “simple I have the touch that it can make you a zombie <text:s/><text:soft-page-break/>and</text:p>
      <text:p text:style-name="P2"/>
      <text:p text:style-name="P2"><text:s/>when I make my first zombie it will <text:s/>have the same power and touch </text:p>
      <text:p text:style-name="P2"/>
      <text:p text:style-name="P2">every one will be a zombie and then I will rule the world and be the</text:p>
      <text:p text:style-name="P2"/>
      <text:p text:style-name="P2"><text:s/>most powerful zombie ever then I will build space ships and I will </text:p>
      <text:p text:style-name="P2"/>
      <text:p text:style-name="P2">rule</text:p>
      <text:p text:style-name="P2"/>
      <text:p text:style-name="P2"><text:s/>the galaxy. It is simple really simple. And , It will start <text:s/>with you</text:p>
      <text:p text:style-name="P2"/>
      <text:p text:style-name="P2">I blinked <text:s/>for a momente the next thing I saw was a zombie tied up.</text:p>
      <text:p text:style-name="P2"/>
      <text:p text:style-name="P2">I ran up stairs to my room hid under my covers</text:p>
      <text:p text:style-name="P2"/>
      <text:p text:style-name="P2">I thought it was a dream so I closed my eyes and went to bed two </text:p>
      <text:p text:style-name="P2"/>
      <text:p text:style-name="P2">years. Later I was going in to 4<text:span text:style-name="T1">th</text:span> grande I did not remember what</text:p>
      <text:p text:style-name="P2"/>
      <text:p text:style-name="P2"><text:s/>happened two years but I was got up went down st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hany Kinsella</meta:initial-creator>
    <meta:creation-date>2016-08-19T10:02:49</meta:creation-date>
    <dc:date>2016-08-21T10:36:44</dc:date>
    <meta:editing-duration>PT52M17S</meta:editing-duration>
    <meta:editing-cycles>3</meta:editing-cycles>
    <meta:generator>LibreOffice/3.4$Unix LibreOffice_project/340m1$Build-502</meta:generator>
    <meta:printed-by>Bethany Kinsella</meta:printed-by>
    <meta:print-date>2016-08-19T18:30:46</meta:print-date>
    <meta:document-statistic meta:table-count="0" meta:image-count="0" meta:object-count="0" meta:page-count="2" meta:paragraph-count="26" meta:word-count="303" meta:character-count="1384" meta:non-whitespace-character-count="1085"/>
  </office:meta>
</office:document-meta>
</file>